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62fdc5"/>
    </style:style>
    <style:style style:name="P2" style:family="paragraph" style:parent-style-name="Standard">
      <style:text-properties officeooo:paragraph-rsid="0062fdc5"/>
    </style:style>
    <style:style style:name="P3" style:family="paragraph" style:parent-style-name="Standard">
      <style:text-properties officeooo:paragraph-rsid="00ab88ed"/>
    </style:style>
    <style:style style:name="P4" style:family="paragraph" style:parent-style-name="Standard">
      <style:text-properties officeooo:paragraph-rsid="00bc39a8"/>
    </style:style>
    <style:style style:name="P5" style:family="paragraph" style:parent-style-name="Standard">
      <style:text-properties officeooo:paragraph-rsid="00c8d48b"/>
    </style:style>
    <style:style style:name="P6" style:family="paragraph" style:parent-style-name="Standard">
      <style:text-properties officeooo:paragraph-rsid="00eb35cd"/>
    </style:style>
    <style:style style:name="T1" style:family="text">
      <style:text-properties officeooo:rsid="00ade170"/>
    </style:style>
    <style:style style:name="T2" style:family="text">
      <style:text-properties officeooo:rsid="00e22e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唉，一转眼过去这么多年了，你说真是光阴似箭阿，仿佛我带着莫愁来这里开店还是前一阵的事儿。以后可要数着点日子过了。不然，一眨眼就要进棺材了。</text:p>
      <text:p text:style-name="P1">光阴流转是固定不变的。只是人的感受不一样罢了。你觉得一眨眼这么多年那是因为你这几年过得太平，没遇见什么大事。等遇见难事了，就会觉得过去几年也没有那几天过的慢。</text:p>
      <text:p text:style-name="P1"/>
      <text:p text:style-name="P1"/>
      <text:p text:style-name="P4">一个官家子弟，富家公子，关常升（暂时叫这个吧，他爹是当官的，取这个名字希望自己步步高升），在外自称关长卿。</text:p>
      <text:p text:style-name="P4">他市井，又有官家背景，虽然多情，但和那些姑娘们认识的时候经常是装的有文采来把人骗到手，偶尔有的有调戏之嫌，但没有做太过分的事情（那次郭信砖头砸的就是他，虽然后来郭信也没记住他，而他调戏的那个人是一个女侠，之后会在本书中出现）。一次偶然看见萧莫愁，觉得她很与众不同。转天便带着礼物上门求见。但他并没有说自己是谁，虽然是官家子弟，但是他很少以这个身份抛头露面，对外就说自己是富家子弟。他爹也是不许他在外打自己旗号。因为这个关常升身为管家子弟，不说去巴结一些高官家的子弟，反倒经常和一些小官甚至平民家的子弟来往。而且经常闹事，赌场青楼也是常客。他爹管不住他又怕他哪天闯祸了连累自己仕途，便不让他在外说自己是官家子弟。他平时哪热闹去哪，很少会来这京城郊外的偏僻地界（这个要记住，客栈不是开在京城闹市，而是京城郊外，这是因为顾杨风不想在闹市开店，他想在一个偏僻的地方开店，可是他内心还是不肯安分的生活，虽然他不想置身江湖事，但他潜意识里还是想看到这些江湖事的。所以，他虽然退出江湖，但潜意识让他在这京城郊外开了客栈。这里没有京城那么多事，但是来往的人三教九流什么都有，在穷乡僻壤看不见这些人，在京城内他们也都安分守己，不敢抛头露面。只有在这京城郊外，才会展露自己的身份。有很多黑道的，黑市的，刺客，侠士什么的，进京前都会在这休整一晚。这甚至是这些人的开会碰头的地方。）</text:p>
      <text:p text:style-name="P1">说回关常升，他平时不怎么来这里。这次是打听到萧莫愁住在这里才过来求见。他带的见面礼虽然数量不多但价值不菲。当然，自然是被萧老爹拒之门外了。萧莫愁也没看上他。他其实也没有那么迷恋萧莫愁，只是京城的姑娘他泡多了，觉得萧莫愁有些特别而已。但是，他看上的姑娘，不把到手绝不死心。</text:p>
      <text:p text:style-name="P6">。之后，这家客栈便成了他常来的地方。他身上的市井之气，滥情也为郭信所厌恶。他也瞧不起郭信这种傻子，在他看来，郭信这种傻子，只有故事里才有，没想到还真见到一个活的。他甚至瞧不起江湖上那些侠士，在他看来，这些人要么是莽夫杀人犯，打着行侠仗义的名号为非作歹，要么是徒有虚名，骗钱骗色之流，再有就是郭信这种傻子，以为凭自己一点花拳绣腿能替天行道，行侠仗义，他们不知道圣人不仁，天下悉悉皆为利来，天下攘攘皆为利往，这世道本来就是弱肉强食，哪有什么天道正义，就是那些江湖骗子的口号结果真有傻子信。那些在江湖上有名有姓的，哪个不是为名为利的伪君子。真有什么不顾个人安危替天行道的人，早就不知道埋哪了。他这一生，过的滋润就行，今朝有酒今朝醉。后来，由于他经常来客栈，对江湖人士有了新的看法，对这个世道，对弱肉强食这个他认为天经地义的理念有了改变，他被他们影响，也想成为侠士，但是后来他渐渐意识到，只有好官才能救济一方百姓，那些真正的侠士就是在官府无能的时候出现的替代品，但是终究作用有限。他虽然成不了侠士，但是他决定成为一个好官。</text:p>
      <text:p text:style-name="P3">关常升初次进客栈没能认出男装的萧莫愁，言谈举止全被萧莫愁看在眼里。之后，关常升软磨硬泡，终于让萧老爹答应，隔着门帘给萧莫愁念首诗。为了装得有文采，关常升还从家里养的穷秀才那花了二钱买了这首诗。谁知，门帘内的是被萧老爹要求女装的郭信。关常升念完诗后见里面没有动静，就被萧老爹说女儿不解诗意，二人学问相差甚远，无缘关公子，就把关常升哄走了。虽然萧莫愁也听到了这首诗，只是关常升的人品她已经知晓了，再想故弄文采，显得自己是翩翩公子就是东施效颦了。出来后，关常升还纳闷呢，自己特意和那穷秀才说这首诗既要显得有文采显得自己有内涵，又要通俗易懂，那穷秀才发愁，自己加钱他才肯写的（平时关常升买诗只会给秀才<text:span text:style-name="T1">50文）。他想不明白，自己这次做足准备了，怎么连个面都没见着呢？平时的话，打扮的好一点，既有身份又显得有学问，然后当着姑娘的面，随便给乞丐打赏几钱碎银子，然后扮成路人的家仆在旁边捧两句，找个机会和姑娘搭个话，便能约会，约会的时候再把那诗一念，便能把人拥入怀中。偶尔，也会安排家仆，上演一出英雄救美的戏码。如果是大户人家的姑娘，他就带些见面礼上门求见，就算家里不同意，他往往也能把姑娘骗出来约会。等玩腻了，脱身的手段他也多的是。</text:span></text:p>
      <text:p text:style-name="P1"/>
      <text:p text:style-name="P1"><text:soft-page-break/></text:p>
      <text:p text:style-name="P5">萧老爹不想把女儿养成大门不出二门不迈的小姐，但是开客栈抛头露面的不方便，难免有好事之徒找麻烦，也偶有街坊邻居说闲话。于是，萧老爹便让萧莫愁穿男装，胭脂水粉一概不涂，言谈举止也不必拘束。等以后要谈婚论家了再换回女儿装扮。虽然萧莫愁已经十七了，到了年纪，但是萧老爹内心还是不愿女儿出嫁，再说萧莫愁自己也没这个想法，于是萧莫愁就一直是这装扮。</text:p>
      <text:p text:style-name="P5"/>
      <text:p text:style-name="P5">那次，是周由守带萧莫愁进京玩耍，见萧莫愁总是男装，给萧莫愁买了身衣服，这才被关常升看上。虽然周由守在旁边，关常升没能接近，但还是打听出来了萧莫愁身份。只是他不知道平时的萧莫愁都是男装。</text:p>
      <text:p text:style-name="P5"/>
      <text:p text:style-name="P5"/>
      <text:p text:style-name="P5">有一次，关常升和郭信萧莫愁说到，京里的某个官（就叫张县令吧）的儿子过节的时候骑马踩死了人，张县令被免职，他儿子给人偿命了。“听说过这事儿吗？”“听说过阿，听说本来是打算赔点钱了事，可是当事人不干，这事传到了展大人耳朵里，展大人帮忙主持的公道。”“没错，大家都是这么听到的。可是，实际上那天是刘尚书的儿子骑马踩死了人，这踩死的人里就有那个张县令儿子。没错，一开始是要陪钱了事，那个张县令的都认了，但是那几个百姓不干。后来，姓展的搀和进来后，刘尚书派人悄悄去了趟张县令的家。然后这事就变成了大家传的那样。”“阿？真的？那姓张的那个县令怎么肯乖乖认罪阿？”“你听我说完阿，后来，张县令被免职了，但是等事情平息了，张县令被刘尚书招过去做了（我也不知道什么职务）。”“阿？一个什么职务就换他儿子的命阿。这张县令也太惨了吧。”“惨什么阿，那张县令原先是什么官位，一个七品小官，现在呢，他这个职务虽然没有品衔，但一说是刘尚书的身边人，那五品的官见了他都得礼让三分。这买卖张县令不亏，反正他儿子已经死了，要是没有姓展的搀和，他就能得点银子，现在倒好，一跃成了刘尚书的身边人了。”“那展大人不知道这事吗？”“连我都知道，那姓展的怎么会不知道。但是，他怎么动得了刘尚书的儿子。所以，他也是两头为难。这下好了，他要个交代，刘尚书便给他个交代，再要深究便是不知好歹了。”</text:p>
      <text:p text:style-name="P5">其实，姓展的也不是什么好官，只是徒有其名罢了，这事他本来不想搀和，但是外面已经传开了他要主持公道，他是被赶鸭子上架。于是，他给刘尚书出了这个狸猫换太子的主意，这下没人再追究此事，把责任都推给死人，张县令高升，刘尚书的麻烦解决了，百姓的怒气消了，他的名声也保住了。那些真的为了百姓得罪其他官员的官都被贬到朝外了，朝内不可能有六品之上的好官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3T18:34:09.425705930</meta:creation-date>
    <dc:date>2022-08-18T13:59:36.829267116</dc:date>
    <meta:editing-duration>PT4H30M28S</meta:editing-duration>
    <meta:editing-cycles>235</meta:editing-cycles>
    <meta:generator>LibreOffice/6.0.7.3$Linux_X86_64 LibreOffice_project/00m0$Build-3</meta:generator>
    <meta:document-statistic meta:table-count="0" meta:image-count="0" meta:object-count="0" meta:page-count="2" meta:paragraph-count="11" meta:word-count="2874" meta:character-count="2883" meta:non-whitespace-character-count="2883"/>
  </office:meta>
</office:document-meta>
</file>